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0.7665in"/>
        </style:tab-stops>
      </style:paragraph-properties>
    </style:style>
    <style:style style:name="P3" style:family="paragraph" style:parent-style-name="Standard">
      <style:paragraph-properties fo:margin-left="0in" fo:margin-right="0in" fo:text-indent="0.25in" style:auto-text-indent="false"/>
    </style:style>
    <style:style style:name="P4" style:family="paragraph" style:parent-style-name="Standard" style:master-page-name="Standard">
      <style:paragraph-properties fo:text-align="center" style:justify-single-word="false" style:page-number="auto"/>
    </style:style>
    <style:style style:name="P5" style:family="paragraph" style:parent-style-name="List_20_Paragraph" style:list-style-name="WWNum1"/>
    <style:style style:name="P6" style:family="paragraph" style:parent-style-name="List_20_Paragraph" style:list-style-name="WWNum2"/>
    <style:style style:name="T1" style:family="text">
      <style:text-properties fo:font-size="18pt" fo:font-weight="bold" style:font-size-asian="18pt" style:font-weight-asian="bold" style:font-size-complex="18pt"/>
    </style:style>
    <style:style style:name="T2" style:family="text">
      <style:text-properties fo:color="#ffffff" fo:font-size="12pt" fo:font-weight="bold" fo:background-color="#ff0000" style:font-size-asian="12pt" style:font-weight-asian="bold" style:font-size-complex="12pt"/>
    </style:style>
    <style:style style:name="T3" style:family="text">
      <style:text-properties fo:color="#ffffff" fo:font-size="12pt" fo:font-weight="bold" style:font-size-asian="12pt" style:font-weight-asian="bold" style:font-size-complex="12pt"/>
    </style:style>
    <style:style style:name="T4" style:family="text">
      <style:text-properties fo:font-size="12pt" fo:font-weight="bold" fo:background-color="#c0c0c0" style:font-size-asian="12pt" style:font-weight-asian="bold"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12pt" fo:background-color="#ffff00" style:font-size-asian="12pt" style:font-size-complex="12pt"/>
    </style:style>
    <style:style style:name="T8" style:family="text">
      <style:text-properties style:text-position="super 58%"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SC 5991 - .NET Web Development with C#</text:span></text:p>
      <text:p text:style-name="P1"><text:span text:style-name="T1">Course Project - Part II</text:span></text:p>
      <text:p text:style-name="Standard"><text:span text:style-name="T2">Due:</text:span><text:span text:style-name="T3"> </text:span><text:span text:style-name="T4">Thursday, August 3, 2017</text:span><text:span text:style-name="T5"> (Before midnight, please)</text:span></text:p>
      <text:p text:style-name="Standard"><text:span text:style-name="T6">General Outline: </text:span></text:p>
      <text:p text:style-name="Standard"><text:span text:style-name="T6">During Part I and Part II of the course project, we will make a web application to schedule courses for students. <text:s text:c="2"/>The final app will consist of a login page, a registration page, a page where a logged in user can see/edit their schedule, and finally a page where a logged in user can add available courses to their schedule.</text:span></text:p>
      <text:p text:style-name="Standard"><text:span text:style-name="T6">This assignment deals with displaying a user’s current courses and allowing them to select additional courses:</text:span></text:p>
      <text:list xml:id="list2277299377788162181" text:style-name="WWNum1">
        <text:list-item>
          <text:p text:style-name="P5"><text:span text:style-name="T6">Main/home page (page immediately after login)</text:span></text:p>
          <text:list>
            <text:list-item>
              <text:p text:style-name="P5"><text:span text:style-name="T6">Must have a table where user can see the current courses they have selected. </text:span></text:p>
            </text:list-item>
            <text:list-item>
              <text:p text:style-name="P5"><text:span text:style-name="T6">There should be a button or link available that redirects to a page where additional courses can be selected.</text:span></text:p>
            </text:list-item>
            <text:list-item>
              <text:p text:style-name="P5"><text:span text:style-name="T6">The page should have some indication that the user is logged in (welcome message or user name).</text:span></text:p>
            </text:list-item>
            <text:list-item>
              <text:p text:style-name="P5"><text:span text:style-name="T6">The page should have a button or link to allow the user to logout and it should redirect to the login page or a message indicating a logout happened.</text:span></text:p>
            </text:list-item>
            <text:list-item>
              <text:p text:style-name="P5"><text:span text:style-name="T6">Extra Credit: put links into the display table which remove courses (this can be done in a similar fashion to the way courses are added in the next section/page).</text:span></text:p>
            </text:list-item>
            <text:list-item>
              <text:p text:style-name="P5"><text:span text:style-name="T6">Hints: <text:tab/>In section 23.8, we learned how to use a gridview data-control to display data found in a database. The ‘data source’ of the gridview was set to the data in the ‘messages’ table from within the page designer, using the ‘smart-tag menu’. In this page, we won’t be binding directly to a table, but rather a user’s particular data within a ‘courses’ table. This can easily be achieved by setting the gridview ‘data source’ in code using the proper Linq statement on a user’s navigation property to its courses (eg, gridview.DataSource=user.Courses). The statement on Line 35 (Page 941) from the example in section 23.8, is needed after setting the source (eg, gridview.databind()). Note, you do not have to use a gridview, </text:span><text:soft-page-break/><text:span text:style-name="T6">and can build a table yourself in code dynamically, though a gridview may be easier.</text:span></text:p>
            </text:list-item>
          </text:list>
        </text:list-item>
        <text:list-item>
          <text:p text:style-name="P5"><text:span text:style-name="T6">Course selection page</text:span></text:p>
          <text:list>
            <text:list-item>
              <text:p text:style-name="P5"><text:span text:style-name="T6">This page should be secure like the main/home page (I.e., require login to see).</text:span></text:p>
            </text:list-item>
            <text:list-item>
              <text:p text:style-name="P5"><text:span text:style-name="T6">It must have a table to display all of the available courses the user can choose from.</text:span></text:p>
            </text:list-item>
            <text:list-item>
              <text:p text:style-name="P5"><text:span text:style-name="T6">The page should have some mechanism/form to allow the user to select from the available courses and choose to add them (e.g., with ‘add’ buttons/links on individual courses in the table or with checkboxes and an ‘add’ button outside the table, etc...).</text:span></text:p>
            </text:list-item>
            <text:list-item>
              <text:p text:style-name="P5"><text:span text:style-name="T6">There should be some feedback showing which course(s) were added every time. There should also be a link back to the main page to view the user’s selected courses.</text:span></text:p>
            </text:list-item>
            <text:list-item>
              <text:p text:style-name="P5"><text:span text:style-name="T6">Hints: </text:span></text:p>
              <text:list>
                <text:list-item>
                  <text:p text:style-name="P5"><text:span text:style-name="T6">On this page, you can use the steps found in the ‘messages’ example (Section 23.8) to setup the gridview. You will be using a ‘courses’ table as the data-source instead of the ‘messages’ table.</text:span></text:p>
                </text:list-item>
                <text:list-item>
                  <text:p text:style-name="P5"><text:span text:style-name="T6">In addition to showing the data in the gridview, additional columns can be added that are link/checkbox/button columns for interacting with a particular row in the gridview. Event-handlers can be created just as they are for normal buttons, and inside these handlers there can be logic to act on the particular row that was clicked on. One event that can be used is the ‘SelectedIndexChanged’ event. The gridview also has a property called ‘SelectedRow’, which can be used to access the data found on the currently selected row in the gridview (SelectedRow has an array of ‘Cells’ that contain the data in each column in a ‘Text’ property). Courses should be added to a user as the result of such events. Again, a gridview is not needed, and a table along with buttons/links can be generated manually in code along with the proper event handlers.</text:span></text:p>
                </text:list-item>
              </text:list>
            </text:list-item>
          </text:list>
        </text:list-item>
        <text:list-item>
          <text:p text:style-name="P5"><text:span text:style-name="T6">Database</text:span></text:p>
          <text:list>
            <text:list-item>
              <text:p text:style-name="P5"><text:soft-page-break/><text:span text:style-name="T6">The database must have a new table containing courses. These courses need to be inserted manually using the tools available in Visual Studio (use ‘data-explorer’ to view the table’s data and add new items).</text:span></text:p>
            </text:list-item>
            <text:list-item>
              <text:p text:style-name="P5"><text:span text:style-name="T6">The database (.mdf format) will again be created by the student in any way they feel comfortable, but the visual data modeler from Visual Studio allows the addition of new entities and creation of relationships between them in a straight-forward way. This requires adding a new ADO.NET Entity Model, in this case for a ‘Course’, adding scalar properties to the course entity (eg, title, description, instructor, credit-hours, department, etc…), creating a many-to-many association between ‘Users’ and ‘Courses’, and finally generating a database from the model and running the generated scripts on the database. These steps will be covered in class again and should be available in the lectures.</text:span></text:p>
            </text:list-item>
            <text:list-item>
              <text:p text:style-name="P5"><text:span text:style-name="T6">Note: once the database is recreated, you will lose data from the previous project, so you will have to register new users.</text:span></text:p>
            </text:list-item>
          </text:list>
        </text:list-item>
      </text:list>
      <text:p text:style-name="Standard"><text:span text:style-name="T6">The following items should be turned in: </text:span></text:p>
      <text:list xml:id="list7828901199617609096" text:style-name="WWNum2">
        <text:list-item>
          <text:p text:style-name="P6"><text:span text:style-name="T6">A </text:span><text:span text:style-name="T7">C# </text:span><text:bookmark-start text:name="_GoBack"/><text:span text:style-name="T7">Project (not website)</text:span><text:span text:style-name="T6">, </text:span><text:bookmark-end text:name="_GoBack"/><text:span text:style-name="T6">which must contain the database generated (.mdf file) among all other parts of the project. Please make sure your database is properly linked to in the project and is accessible (authentication mode and passwords, etc… should all be clear).</text:span></text:p>
        </text:list-item>
        <text:list-item>
          <text:p text:style-name="P6"><text:span text:style-name="T6">A 1-2 page word file, describing what you learned and what difficulties you had to overcome while working on the project. Please include details about which IDE and database creation methods you used.</text:span></text:p>
        </text:list-item>
      </text:list>
      <text:p text:style-name="P3"><text:span text:style-name="T6">The due date is August the 3rd. </text:span></text:p>
      <text:p text:style-name="Standard"><text:span text:style-name="T6">Good luck!</text:span></text:p>
      <text:p text:style-name="P2"><text:span text:style-name="T6">Javad Abdollahi <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ad</meta:initial-creator>
    <dc:creator>JA AB</dc:creator>
    <meta:editing-cycles>70</meta:editing-cycles>
    <meta:creation-date>2013-06-09T19:36:00</meta:creation-date>
    <dc:date>2017-07-18T13:07:40.49</dc:date>
    <meta:editing-duration>PT10M44S</meta:editing-duration>
    <meta:generator>OpenOffice/4.1.3$Win32 OpenOffice.org_project/413m1$Build-9783</meta:generator>
    <meta:document-statistic meta:table-count="0" meta:image-count="0" meta:object-count="0" meta:page-count="3" meta:paragraph-count="31" meta:word-count="916" meta:character-count="5315"/>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